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hashitaComplex" svg:font-family="BhashitaComplex"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6.9215in" table:align="left"/>
    </style:style>
    <style:style style:name="Table6.A" style:family="table-column">
      <style:table-column-properties style:column-width="1.5924in"/>
    </style:style>
    <style:style style:name="Table6.B" style:family="table-column">
      <style:table-column-properties style:column-width="2.1083in"/>
    </style:style>
    <style:style style:name="Table6.C" style:family="table-column">
      <style:table-column-properties style:column-width="1.6097in"/>
    </style:style>
    <style:style style:name="Table6.D" style:family="table-column">
      <style:table-column-properties style:column-width="1.6111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3" style:family="table">
      <style:table-properties style:width="3.5403in" fo:margin-left="3.3792in" fo:margin-right="0.0056in" table:align="margins"/>
    </style:style>
    <style:style style:name="Table3.A" style:family="table-column">
      <style:table-column-properties style:column-width="2.2722in" style:rel-column-width="42061*"/>
    </style:style>
    <style:style style:name="Table3.B" style:family="table-column">
      <style:table-column-properties style:column-width="1.2681in" style:rel-column-width="2347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7" style:family="table">
      <style:table-properties style:width="6.9215in" table:align="left"/>
    </style:style>
    <style:style style:name="Table7.A" style:family="table-column">
      <style:table-column-properties style:column-width="0.5965in"/>
    </style:style>
    <style:style style:name="Table7.B" style:family="table-column">
      <style:table-column-properties style:column-width="0.566in"/>
    </style:style>
    <style:style style:name="Table7.C" style:family="table-column">
      <style:table-column-properties style:column-width="0.5736in"/>
    </style:style>
    <style:style style:name="Table7.D" style:family="table-column">
      <style:table-column-properties style:column-width="0.6715in"/>
    </style:style>
    <style:style style:name="Table7.E" style:family="table-column">
      <style:table-column-properties style:column-width="2.0007in"/>
    </style:style>
    <style:style style:name="Table7.F" style:family="table-column">
      <style:table-column-properties style:column-width="2.5132in"/>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15in" table:align="left"/>
    </style:style>
    <style:style style:name="Table8.A" style:family="table-column">
      <style:table-column-properties style:column-width="1.7438in"/>
    </style:style>
    <style:style style:name="Table8.B" style:family="table-column">
      <style:table-column-properties style:column-width="1.7257in"/>
    </style:style>
    <style:style style:name="Table8.D" style:family="table-column">
      <style:table-column-properties style:column-width="1.7264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6" style:family="table-cell">
      <style:table-cell-properties fo:padding="0.0382in" fo:border-left="0.0007in solid #000000" fo:border-right="none" fo:border-top="none" fo:border-bottom="0.0007in solid #000000"/>
    </style:style>
    <style:style style:name="Table9" style:family="table">
      <style:table-properties style:width="6.9215in" table:align="left"/>
    </style:style>
    <style:style style:name="Table9.A" style:family="table-column">
      <style:table-column-properties style:column-width="1.7514in"/>
    </style:style>
    <style:style style:name="Table9.B" style:family="table-column">
      <style:table-column-properties style:column-width="1.7229in"/>
    </style:style>
    <style:style style:name="Table9.D" style:family="table-column">
      <style:table-column-properties style:column-width="1.7243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15in" table:align="left"/>
    </style:style>
    <style:style style:name="Table10.A" style:family="table-column">
      <style:table-column-properties style:column-width="1.766in"/>
    </style:style>
    <style:style style:name="Table10.B" style:family="table-column">
      <style:table-column-properties style:column-width="1.7181in"/>
    </style:style>
    <style:style style:name="Table10.D" style:family="table-column">
      <style:table-column-properties style:column-width="1.7194in"/>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 style:family="table">
      <style:table-properties style:width="6.9215in" table:align="left"/>
    </style:style>
    <style:style style:name="Table1.A" style:family="table-column">
      <style:table-column-properties style:column-width="2.091in"/>
    </style:style>
    <style:style style:name="Table1.B" style:family="table-column">
      <style:table-column-properties style:column-width="4.830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4236in" fo:margin-left="0.4958in" fo:margin-right="0.0056in" table:align="margins"/>
    </style:style>
    <style:style style:name="Table2.A" style:family="table-column">
      <style:table-column-properties style:column-width="2.9667in" style:rel-column-width="4272*"/>
    </style:style>
    <style:style style:name="Table2.B" style:family="table-column">
      <style:table-column-properties style:column-width="3.4569in" style:rel-column-width="497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4" style:family="table">
      <style:table-properties style:width="6.4236in" fo:margin-left="0.4958in" fo:margin-right="0.0056in" table:align="margins"/>
    </style:style>
    <style:style style:name="Table4.A" style:family="table-column">
      <style:table-column-properties style:column-width="2.9667in" style:rel-column-width="4272*"/>
    </style:style>
    <style:style style:name="Table4.B" style:family="table-column">
      <style:table-column-properties style:column-width="3.4569in" style:rel-column-width="497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3" style:family="paragraph" style:parent-style-name="Standard">
      <style:paragraph-properties fo:text-align="start"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fo:text-align="end" style:justify-single-word="false"/>
      <style:text-properties style:font-name="BhashitaComplex" fo:font-size="8pt" style:font-size-asian="8pt" style:font-name-complex="BhashitaComplex" style:font-size-complex="8pt"/>
    </style:style>
    <style:style style:name="P5" style:family="paragraph" style:parent-style-name="Standard">
      <style:paragraph-properties fo:text-align="start" style:justify-single-word="false"/>
      <style:text-properties style:font-name="BhashitaComplex" fo:font-size="8pt" fo:background-color="#ffff00" style:font-size-asian="8pt" style:font-name-complex="BhashitaComplex" style:font-size-complex="8pt"/>
    </style:style>
    <style:style style:name="P6" style:family="paragraph" style:parent-style-name="Standard">
      <style:paragraph-properties fo:text-align="center" style:justify-single-word="false"/>
      <style:text-properties style:font-name="BhashitaComplex" fo:font-size="8pt" fo:font-weight="normal" style:font-size-asian="8pt" style:font-weight-asian="normal" style:font-name-complex="BhashitaComplex" style:font-size-complex="8pt" style:font-weight-complex="normal"/>
    </style:style>
    <style:style style:name="P7" style:family="paragraph" style:parent-style-name="Standard">
      <style:paragraph-properties fo:text-align="center" style:justify-single-word="false"/>
      <style:text-properties style:font-name="BhashitaComplex" fo:font-size="10pt" fo:font-weight="normal" style:font-size-asian="10pt" style:font-weight-asian="normal" style:font-name-complex="BhashitaComplex" style:font-size-complex="10pt" style:font-weight-complex="normal"/>
    </style:style>
    <style:style style:name="P8" style:family="paragraph" style:parent-style-name="Standard">
      <style:paragraph-properties fo:break-before="page"/>
      <style:text-properties style:font-name="BhashitaComplex" fo:font-size="8pt" style:font-size-asian="8pt" style:font-name-complex="BhashitaComplex" style:font-size-complex="8pt"/>
    </style:style>
    <style:style style:name="P9" style:family="paragraph" style:parent-style-name="Text_20_body">
      <style:text-properties style:font-name="BhashitaComplex" fo:font-size="8pt" style:font-size-asian="8pt" style:font-name-complex="BhashitaComplex" style:font-size-complex="8pt"/>
    </style:style>
    <style:style style:name="P10"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11" style:family="paragraph" style:parent-style-name="Table_20_Contents">
      <style:text-properties style:font-name="BhashitaComplex" fo:font-size="8pt" style:font-size-asian="8pt" style:font-name-complex="BhashitaComplex" style:font-size-complex="8pt"/>
    </style:style>
    <style:style style:name="P12" style:family="paragraph" style:parent-style-name="Table_20_Contents">
      <style:paragraph-properties fo:text-align="center" style:justify-single-word="false"/>
      <style:text-properties style:font-name="BhashitaComplex" fo:font-size="8pt" style:font-size-asian="8pt" style:font-name-complex="BhashitaComplex" style:font-size-complex="8pt"/>
    </style:style>
    <style:style style:name="P13" style:family="paragraph" style:parent-style-name="Table_20_Contents">
      <style:paragraph-properties fo:text-align="start" style:justify-single-word="false"/>
      <style:text-properties style:font-name="BhashitaComplex" fo:font-size="8pt" style:font-size-asian="8pt" style:font-name-complex="BhashitaComplex" style:font-size-complex="8pt"/>
    </style:style>
    <style:style style:name="P14" style:family="paragraph" style:parent-style-name="Table_20_Contents">
      <style:text-properties style:font-name="BhashitaComplex" fo:font-size="8pt" fo:background-color="#ffff00" style:font-size-asian="8pt" style:font-name-complex="BhashitaComplex" style:font-size-complex="8pt"/>
    </style:style>
    <style:style style:name="P15" style:family="paragraph" style:parent-style-name="Standard">
      <style:text-properties style:font-name="BhashitaComplex" fo:font-size="8pt" style:font-size-asian="8pt" style:font-name-complex="BhashitaComplex" style:font-size-complex="8pt"/>
    </style:style>
    <style:style style:name="P16"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17" style:family="paragraph" style:parent-style-name="Standard">
      <style:paragraph-properties fo:text-align="justify" style:justify-single-word="false"/>
      <style:text-properties style:font-name="BhashitaComplex" fo:font-size="8pt" style:font-size-asian="8pt" style:font-name-complex="BhashitaComplex" style:font-size-complex="8pt"/>
    </style:style>
    <style:style style:name="P18" style:family="paragraph" style:parent-style-name="Standard" style:list-style-name="L2">
      <style:paragraph-properties fo:text-align="justify" style:justify-single-word="false"/>
      <style:text-properties style:font-name="BhashitaComplex" fo:font-size="8pt" style:font-size-asian="8pt" style:font-name-complex="BhashitaComplex" style:font-size-complex="8pt"/>
    </style:style>
    <style:style style:name="P19" style:family="paragraph" style:parent-style-name="Standard">
      <style:paragraph-properties fo:text-align="start" style:justify-single-word="false"/>
      <style:text-properties style:font-name="BhashitaComplex" fo:font-size="8pt" style:font-size-asian="8pt" style:font-name-complex="BhashitaComplex" style:font-size-complex="8pt"/>
    </style:style>
    <style:style style:name="P20" style:family="paragraph" style:parent-style-name="Standard">
      <style:paragraph-properties fo:text-align="end" style:justify-single-word="false"/>
      <style:text-properties style:font-name="BhashitaComplex" fo:font-size="8pt" style:font-size-asian="8pt" style:font-name-complex="BhashitaComplex" style:font-size-complex="8pt"/>
    </style:style>
    <style:style style:name="P21" style:family="paragraph" style:parent-style-name="Standard">
      <style:paragraph-properties fo:text-align="justify" style:justify-single-word="false"/>
      <style:text-properties style:font-name="BhashitaComplex" fo:font-size="9pt" style:text-underline-style="solid" style:text-underline-width="auto" style:text-underline-color="font-color" style:font-size-asian="9pt" style:font-name-complex="BhashitaComplex" style:font-size-complex="9pt"/>
    </style:style>
    <style:style style:name="P22" style:family="paragraph" style:parent-style-name="Standard">
      <style:paragraph-properties fo:text-align="justify" style:justify-single-word="false">
        <style:tab-stops/>
      </style:paragraph-properties>
      <style:text-properties style:font-name="BhashitaComplex" fo:font-size="9pt" style:text-underline-style="solid" style:text-underline-width="auto" style:text-underline-color="font-color" style:font-size-asian="9pt" style:font-name-complex="BhashitaComplex" style:font-size-complex="9pt"/>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25" style:family="paragraph" style:parent-style-name="Standard" style:list-style-name="L2">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26" style:family="paragraph" style:parent-style-name="Standard">
      <style:paragraph-properties fo:margin-left="0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27" style:family="paragraph" style:parent-style-name="Standard">
      <style:paragraph-properties fo:text-align="justify" style:justify-single-word="false" fo:break-before="page">
        <style:tab-stops/>
      </style:paragraph-properties>
      <style:text-properties style:font-name="BhashitaComplex" fo:font-size="9pt" style:text-underline-style="solid" style:text-underline-width="auto" style:text-underline-color="font-color" style:font-size-asian="9pt" style:font-name-complex="BhashitaComplex" style:font-size-complex="9pt"/>
    </style:style>
    <style:style style:name="P28" style:family="paragraph" style:parent-style-name="Standard" style:list-style-name="L4">
      <style:paragraph-properties fo:margin-left="0.9846in" fo:margin-right="0in" fo:text-align="justify" style:justify-single-word="false" fo:text-indent="-0.25in" style:auto-text-indent="false">
        <style:tab-stops>
          <style:tab-stop style:position="0.0228in"/>
        </style:tab-stops>
      </style:paragraph-properties>
      <style:text-properties style:font-name="BhashitaComplex" fo:font-size="8pt" style:font-size-asian="8pt" style:font-name-complex="BhashitaComplex" style:font-size-complex="8pt"/>
    </style:style>
    <style:style style:name="P29" style:family="paragraph" style:parent-style-name="Standard" style:list-style-name="L4">
      <style:paragraph-properties fo:margin-left="0.9846in" fo:margin-right="0in" fo:text-align="justify" style:justify-single-word="false" fo:text-indent="-0.25in" style:auto-text-indent="false">
        <style:tab-stops>
          <style:tab-stop style:position="0.0154in"/>
        </style:tab-stops>
      </style:paragraph-properties>
      <style:text-properties style:font-name="BhashitaComplex" fo:font-size="8pt" style:font-size-asian="8pt" style:font-name-complex="BhashitaComplex" style:font-size-complex="8pt"/>
    </style:style>
    <style:style style:name="P30" style:family="paragraph" style:parent-style-name="Standard" style:list-style-name="L4">
      <style:paragraph-properties fo:margin-left="0.9846in" fo:margin-right="0in" fo:text-align="justify" style:justify-single-word="false" fo:text-indent="-0.25in" style:auto-text-indent="false">
        <style:tab-stops>
          <style:tab-stop style:position="0.0075in"/>
        </style:tab-stops>
      </style:paragraph-properties>
      <style:text-properties style:font-name="BhashitaComplex" fo:font-size="8pt" style:font-size-asian="8pt" style:font-name-complex="BhashitaComplex" style:font-size-complex="8pt"/>
    </style:style>
    <style:style style:name="P31"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32"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33" style:family="paragraph" style:parent-style-name="Table_20_Contents">
      <style:text-properties style:font-name="BhashitaComplex" fo:font-size="8pt" fo:background-color="#ffff00" style:font-size-asian="8pt" style:font-name-complex="BhashitaComplex" style:font-size-complex="8pt"/>
    </style:style>
    <style:style style:name="P34" style:family="paragraph" style:parent-style-name="Table_20_Contents">
      <style:paragraph-properties fo:text-align="start" style:justify-single-word="false"/>
      <style:text-properties style:font-name="BhashitaComplex" fo:font-size="8pt" fo:background-color="#ffff00" style:font-size-asian="8pt" style:font-name-complex="BhashitaComplex" style:font-size-complex="8pt"/>
    </style:style>
    <style:style style:name="P35" style:family="paragraph" style:parent-style-name="Table_20_Contents">
      <style:text-properties style:font-name="BhashitaComplex" fo:font-size="8pt" style:font-size-asian="8pt" style:font-name-complex="BhashitaComplex" style:font-size-complex="8pt"/>
    </style:style>
    <style:style style:name="P36" style:family="paragraph" style:parent-style-name="Table_20_Contents">
      <style:text-properties style:font-name="BhashitaComplex" fo:font-size="8pt" fo:background-color="transparent" style:font-size-asian="8pt" style:font-name-complex="BhashitaComplex" style:font-size-complex="8pt"/>
    </style:style>
    <style:style style:name="T1" style:family="text">
      <style:text-properties fo:background-color="#ffff00"/>
    </style:style>
    <style:style style:name="T2" style:family="text">
      <style:text-properties style:font-name="BhashitaComplex"/>
    </style:style>
    <style:style style:name="T3" style:family="text">
      <style:text-properties style:font-name="BhashitaComplex" fo:font-size="8pt" style:font-size-asian="8pt" style:font-name-complex="BhashitaComplex" style:font-size-complex="8pt"/>
    </style:style>
    <style:style style:name="T4" style:family="text">
      <style:text-properties fo:font-size="8pt"/>
    </style:style>
    <style:style style:name="T5" style:family="text">
      <style:text-properties style:font-size-asian="8pt"/>
    </style:style>
    <style:style style:name="T6" style:family="text">
      <style:text-properties style:font-name-complex="BhashitaComplex"/>
    </style:style>
    <style:style style:name="T7" style:family="text">
      <style:text-properties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25in" fo:text-indent="-0.25in" fo:margin-left="3.7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lt;&lt;TO BE PRINTED ON A LETTER HEAD OF THE REGISTRAR GENERAL'S DEPARTMENT&gt;&gt;</text:p>
      <text:p text:style-name="P2"/>
      <text:p text:style-name="P4"><text:s/><text:span text:style-name="T1">&lt; <text:s/>date <text:s/>&gt;</text:span></text:p>
      <text:p text:style-name="P2"/>
      <text:p text:style-name="P5">&lt;Name of Applicant&gt;</text:p>
      <text:p text:style-name="P5">&lt;Address of Applicant&gt;</text:p>
      <text:p text:style-name="P3"/>
      <text:p text:style-name="P17">මහත්මයාණෙනි / මහත්මියනි</text:p>
      <text:p text:style-name="P17">Dear Sir / Madam</text:p>
      <text:p text:style-name="P2">දරුකමට හදාගත් ළමයෙකුගේ උපත නැවත ලියාපදිංචි කිරීම</text:p>
      <text:p text:style-name="P2">Re-registration of the birth of an Adopted Child</text:p>
      <text:p text:style-name="P23"><text:span text:style-name="T3"><text:s/><text:line-break/>ළමයින් දරුකමට හදා ගැනීමේ</text:span><text:span text:style-name="T3"> ආඥා පනත (අධිකාරය 61) යටතේ පහත සඳහන් උසාවි නියෝගය මෙම කාර්යාලයට ලැබී ඇත.</text:span></text:p>
      <text:p text:style-name="P17">Under section 61 of the Adoption of Children Ordinance, we have received the following Adoption order.</text:p>
      <text:p text:style-name="P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අධිකරණය</text:p>
            <text:p text:style-name="P11">Court</text:p>
          </table:table-cell>
          <table:table-cell table:style-name="Table6.B1" table:number-columns-spanned="3" office:value-type="string">
            <text:p text:style-name="P14"><text:s text:c="45"/></text:p>
          </table:table-cell>
          <table:covered-table-cell/>
          <table:covered-table-cell/>
        </table:table-row>
        <table:table-row>
          <table:table-cell table:style-name="Table6.A2" office:value-type="string">
            <text:p text:style-name="P11">නියෝගය නිකුත් කල දිනය</text:p>
            <text:p text:style-name="P11">Issued Date</text:p>
          </table:table-cell>
          <table:table-cell table:style-name="Table6.A2" office:value-type="string">
            <text:p text:style-name="P36"><text:span text:style-name="T1"><text:s text:c="34"/></text:span><text:s text:c="44"/></text:p>
          </table:table-cell>
          <table:table-cell table:style-name="Table6.A2" office:value-type="string">
            <text:p text:style-name="P36">නියෝග අංකය</text:p>
            <text:p text:style-name="P36">Serial number</text:p>
          </table:table-cell>
          <table:table-cell table:style-name="Table6.D2" office:value-type="string">
            <text:p text:style-name="P14"><text:s text:c="31"/></text:p>
          </table:table-cell>
        </table:table-row>
        <table:table-row>
          <table:table-cell table:style-name="Table6.A2" office:value-type="string">
            <text:p text:style-name="P11">විනිසුරු නම</text:p>
            <text:p text:style-name="P11">Name of the Judge</text:p>
          </table:table-cell>
          <table:table-cell table:style-name="Table6.D2" table:number-columns-spanned="3" office:value-type="string">
            <text:p text:style-name="P14"><text:s text:c="45"/></text:p>
          </table:table-cell>
          <table:covered-table-cell/>
          <table:covered-table-cell/>
        </table:table-row>
      </table:table>
      <text:p text:style-name="P1"/>
      <text:p text:style-name="P17">මෙම නියෝගය පහත සඳහන් අනුක්‍රමික අංකය යටතේ ලියාපදිංචි වී තිබේ: </text:p>
      <text:p text:style-name="P17">This has been registered with the following serial number:</text:p>
      <text:p text:style-name="P3"/>
      <table:table table:name="Table1" table:style-name="Table1">
        <table:table-column table:style-name="Table1.A"/>
        <table:table-column table:style-name="Table1.B"/>
        <table:table-row>
          <table:table-cell table:style-name="Table1.A1" office:value-type="string">
            <text:p text:style-name="P3">ලියාපදිංචි කිරීමේ අනුක්‍රමික අංකය </text:p>
            <text:p text:style-name="P3">Serial number of the registration</text:p>
          </table:table-cell>
          <table:table-cell table:style-name="Table1.B1" office:value-type="string">
            <text:p text:style-name="P34"><text:s text:c="45"/></text:p>
          </table:table-cell>
        </table:table-row>
      </table:table>
      <text:p text:style-name="P3"/>
      <text:p text:style-name="P2"/>
      <text:p text:style-name="P21">1. ලියාපදිංචි දරු ලේඛනයේ සහතික පිටපතක් (දරු සහතිකය) ලබාගැනීම</text:p>
      <text:p text:style-name="P21">1. Obtaining a copy of the Certificate of Adoption </text:p>
      <text:p text:style-name="P1"/>
      <text:p text:style-name="P24">මේ සමග ඒවා ඇති දරු සහතික ඉල්ලුම් පත්‍රය නිසි පරිදි සම්පුර්ණ කර රු 25/- ක් වටිනා වලංගු මුද්දර එහි අලවා පහත සඳහන් ලිපිනයට එවන්න. ඔබගේ අයදුම්පත්‍රය සමග ඔබගේ නිවැරදි ලිපිනය සඳහන්, නියමිත තැපැල් ගාස්තු සඳහා මුද්දර අලවන ලද දිග ලියුම් කවරයක් ද අමුණ එවන්න.</text:p>
      <text:p text:style-name="P24"/>
      <text:p text:style-name="P24">Fill the attached application form including stamps to the value of Rs. 25/- to obtain a certified copy of the Certificate of Adoption. Send the completed form to the following address, along with a self addressed stamped envelope.</text:p>
      <text:p text:style-name="P17"/>
      <table:table table:name="Table2" table:style-name="Table2">
        <table:table-column table:style-name="Table2.A"/>
        <table:table-column table:style-name="Table2.B"/>
        <table:table-row>
          <table:table-cell table:style-name="Table2.A1" office:value-type="string">
            <text:p text:style-name="P17">රෙජිස්ට්‍රාර් ජනරාල් දෙපාර්තමේන්තුව</text:p>
            <text:p text:style-name="P17">234 / A 3, <text:s/>ඩෙන්සිල් කොබ්බැකඩුව මාවත,</text:p>
            <text:p text:style-name="P17">බත්තරමුල්ල</text:p>
          </table:table-cell>
          <table:table-cell table:style-name="Table2.B1" office:value-type="string">
            <text:p text:style-name="P17">Registrar Generals Department</text:p>
            <text:p text:style-name="P17">234 / A3, Denzil Kobbakaduwa Mawatha</text:p>
            <text:p text:style-name="P17">Battaramulla</text:p>
          </table:table-cell>
        </table:table-row>
      </table:table>
      <text:p text:style-name="P17"/>
      <text:p text:style-name="P17"><text:line-break/></text:p>
      <text:p text:style-name="P27">2. දරුවා හදාගන්නා මව්පියන් දරුවාගේ ජනක මව්පියන් වශයෙන් ඇතුලත් කර දරුවාගේ උපත නැවත ලියාපදිංචි කිරීම</text:p>
      <text:p text:style-name="P22">2. Re-registration of the birth by including the particulars of adopted parents as the birth parents</text:p>
      <text:p text:style-name="P24"><text:line-break/>ඉහත සඳහන් ආකාරයෙන් ලබාගත් දරු සහතිකයේ සඳහන් විවාහක අඹු සැමියන්ගේ නම්, මෙම දරුවාගේ ජනක මව්පියන් වශයෙන් ඇතුලත් කර දරුවාගේ උපත නැවත ලියාපදිංචි කිරීම සඳහා මේ සමග ඒවා ඇති ප්‍රකාශ පත්‍රය නිසි පරිදි සම්පුඋර්ණ කර රු. 5/- ක් වටින මුද්දරයක් මත, සමාදාන විනිශ්‍යකරවරයකු ඉදිරිපිට දී මව සහ පියාගේ යන දෙදෙනාගේම අත්සන් තබා, පහත සඳහන් ලියවිලි වල පිටපත් සමග එවන්න.</text:p>
      <text:list xml:id="list72967730" text:style-name="L2">
        <text:list-item>
          <text:p text:style-name="P18">ඉහත සඳහන් ආකාරයෙන් ලබාගත් දරු සහතිකය</text:p>
        </text:list-item>
        <text:list-item>
          <text:p text:style-name="P18">ළමයා හදා වඩා ගන්නා මව්පියන්ගේ විවාහ සහතිකය</text:p>
        </text:list-item>
        <text:list-item>
          <text:p text:style-name="P18">මව්පියන්ගේ උප්පැන්න සහතික</text:p>
        </text:list-item>
        <text:list-item>
          <text:p text:style-name="P18">දරුවාගේ පැරණි උප්පැන සහතිකය (තිබේනම්)</text:p>
          <text:p text:style-name="P18"/>
        </text:list-item>
      </text:list>
      <text:p text:style-name="P24">Attach a copy of the Certificate of Adoption obtained as detailed above in Step #1, and fill the attached form for the re-registration of the birth, and send it along to the following address. Both parents must sign the application form in front of a Justice of Peace, attaching a stamp of Rs. 5/=. Include copies of the following documents along with the application.</text:p>
      <text:list xml:id="list527139377" text:style-name="L4">
        <text:list-item>
          <text:p text:style-name="P28">Certificate of Adoption</text:p>
        </text:list-item>
        <text:list-item>
          <text:p text:style-name="P30">Certificate of Marriage of parents</text:p>
        </text:list-item>
        <text:list-item>
          <text:p text:style-name="P29">Certificates of Birth of parents</text:p>
        </text:list-item>
        <text:list-item>
          <text:p text:style-name="P29">Original Certificate of Birth of Child (if available)</text:p>
        </text:list-item>
      </text:list>
      <text:list xml:id="list134198870" text:continue-list="list72967730" text:style-name="L2">
        <text:list-header>
          <text:p text:style-name="P25"/>
        </text:list-header>
      </text:list>
      <text:p text:style-name="P26"/>
      <table:table table:name="Table4" table:style-name="Table4">
        <table:table-column table:style-name="Table4.A"/>
        <table:table-column table:style-name="Table4.B"/>
        <table:table-row>
          <table:table-cell table:style-name="Table4.A1" office:value-type="string">
            <text:p text:style-name="P17">රෙජිස්ට්‍රාර් ජනරාල් දෙපාර්තමේන්තුව</text:p>
            <text:p text:style-name="P17">234 / A 3, <text:s/>ඩෙන්සිල් කොබ්බැකඩුව මාවත,</text:p>
            <text:p text:style-name="P17">බත්තරමුල්ල</text:p>
          </table:table-cell>
          <table:table-cell table:style-name="Table4.B1" office:value-type="string">
            <text:p text:style-name="P17">Registrar Generals Department</text:p>
            <text:p text:style-name="P17">234 / A3, Denzil Kobbakaduwa Mawatha</text:p>
            <text:p text:style-name="P17">Battaramulla</text:p>
          </table:table-cell>
        </table:table-row>
      </table:table>
      <text:p text:style-name="P24"/>
      <text:p text:style-name="P4"/>
      <text:p text:style-name="P4"/>
      <text:p text:style-name="P4"><text:s/><text:line-break/><text:line-break/>මෙයට විශ්වාසී</text:p>
      <text:p text:style-name="P4">Yours Faithfully</text:p>
      <text:p text:style-name="P4"><text:s/><text:line-break/>රේජිස්ට්‍රර් ජනරාල් වෙනුවට</text:p>
      <text:p text:style-name="P4">For, Registrar General</text:p>
      <text:p text:style-name="P1"/>
      <text:p text:style-name="P1"/>
      <text:p text:style-name="P8"/>
      <text:p text:style-name="P7">රෙජිස්ට්‍රාර් ජෙනරාල් දෙපාර්තමේන්තුව / Registrar General's Department</text:p>
      <text:p text:style-name="P7"/>
      <text:p text:style-name="P6">දරුකමට ගැනීම පිලිබඳ ලේඛනයේ සහතික පිටපත් ලබා ගැනීම සඳහා අයදුම්පත</text:p>
      <text:p text:style-name="P2">Application to obtain a certified copy of the Certificate of Adoption</text:p>
      <text:p text:style-name="P2"/>
      <table:table table:name="Table3" table:style-name="Table3">
        <table:table-column table:style-name="Table3.A"/>
        <table:table-column table:style-name="Table3.B"/>
        <table:table-row>
          <table:table-cell table:style-name="Table3.A1" office:value-type="string">
            <text:p text:style-name="P3">ලියාපදිංචි කිරීමේ අනුක්‍රමික අංකය </text:p>
            <text:p text:style-name="P3">Serial number of the registration</text:p>
          </table:table-cell>
          <table:table-cell table:style-name="Table3.B1" office:value-type="string">
            <text:p text:style-name="P12">&lt;Automatically print&gt;</text:p>
          </table:table-cell>
        </table:table-row>
      </table:table>
      <text:p text:style-name="P1"/>
      <text:p text:style-name="P10">අයදුම් කරුගේ විස්තර / Applicants Detail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පියා</text:p>
            <text:p text:style-name="P11">Father</text:p>
            <text:p text:style-name="P11"/>
          </table:table-cell>
          <table:table-cell table:style-name="Table7.A1" office:value-type="string">
            <text:p text:style-name="P11"/>
          </table:table-cell>
          <table:table-cell table:style-name="Table7.A1" office:value-type="string">
            <text:p text:style-name="P11">මව</text:p>
            <text:p text:style-name="P11">Mother</text:p>
          </table:table-cell>
          <table:table-cell table:style-name="Table7.A1" office:value-type="string">
            <text:p text:style-name="P11"/>
          </table:table-cell>
          <table:table-cell table:style-name="Table7.A1" office:value-type="string">
            <text:p text:style-name="P11">වෙනත් (කවුරුන්දැයි සටහන් කරන්න)</text:p>
            <text:p text:style-name="P11">Other (Specify whom)</text:p>
          </table:table-cell>
          <table:table-cell table:style-name="Table7.F1" office:value-type="string">
            <text:p text:style-name="P11"/>
          </table:table-cell>
        </table:table-row>
        <table:table-row>
          <table:table-cell table:style-name="Table7.A2" table:number-columns-spanned="3" office:value-type="string">
            <text:p text:style-name="P11">අනන්‍යතා අංකය</text:p>
            <text:p text:style-name="P11">Identification Number</text:p>
          </table:table-cell>
          <table:covered-table-cell/>
          <table:covered-table-cell/>
          <table:table-cell table:style-name="Table7.D2" table:number-columns-spanned="3" office:value-type="string">
            <text:p text:style-name="P11"/>
          </table:table-cell>
          <table:covered-table-cell/>
          <table:covered-table-cell/>
        </table:table-row>
        <table:table-row>
          <table:table-cell table:style-name="Table7.A2" table:number-rows-spanned="4" table:number-columns-spanned="3" office:value-type="string">
            <text:p text:style-name="P11">නම<text:line-break/>Name of the Applicant</text:p>
          </table: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table-cell table:style-name="Table7.A2" table:number-rows-spanned="3" table:number-columns-spanned="3" office:value-type="string">
            <text:p text:style-name="P11">ලිපිනය</text:p>
            <text:p text:style-name="P11">Address</text:p>
          </table:table-cell>
          <table:covered-table-cell/>
          <table:covered-table-cell/>
          <table:table-cell table:style-name="Table7.D2" table:number-columns-spanned="3" office:value-type="string">
            <text:p text:style-name="P11">&lt;DO NOT print address – but leave blank&gt;</text:p>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
      <text:p text:style-name="P9"/>
      <text:p text:style-name="P10">ළමයාගේ විස්තර / Child's Information</text:p>
      <table:table table:name="Table8" table:style-name="Table8">
        <table:table-column table:style-name="Table8.A"/>
        <table:table-column table:style-name="Table8.B" table:number-columns-repeated="2"/>
        <table:table-column table:style-name="Table8.D"/>
        <table:table-row>
          <table:table-cell table:style-name="Table8.A1" table:number-rows-spanned="5" office:value-type="string">
            <text:p text:style-name="P11">නම</text:p>
            <text:p text:style-name="P11">Name</text:p>
          </table:table-cell>
          <table:table-cell table:style-name="Table8.B1" table:number-columns-spanned="3" office:value-type="string">
            <text:p text:style-name="P11">&lt;Automatically print&gt;</text:p>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table-cell table:style-name="Table8.A6" office:value-type="string">
            <text:p text:style-name="P11">උපන් දිනය </text:p>
            <text:p text:style-name="P11">Date of birth</text:p>
          </table:table-cell>
          <table:table-cell table:style-name="Table8.A6" office:value-type="string">
            <text:p text:style-name="P11">&lt;Automatically print&gt;</text:p>
          </table:table-cell>
          <table:table-cell table:style-name="Table8.A6" office:value-type="string">
            <text:p text:style-name="P11">ස්ත්‍රී <text:s/>පුරුෂ භාවය</text:p>
            <text:p text:style-name="P11">Gender</text:p>
          </table:table-cell>
          <table:table-cell table:style-name="Table8.B2" office:value-type="string">
            <text:p text:style-name="P11">&lt;Automatically print&gt;</text:p>
          </table:table-cell>
        </table:table-row>
      </table:table>
      <text:p text:style-name="P9"/>
      <text:p text:style-name="P10">අධිකරණ නියෝගය පිලිබඳ විස්තර / Information about the Adoption Order</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අධිකරණය</text:p>
            <text:p text:style-name="P11">Court</text:p>
          </table:table-cell>
          <table:table-cell table:style-name="Table9.B1" table:number-columns-spanned="3" office:value-type="string">
            <text:p text:style-name="P11">&lt;Automatically print&gt;</text:p>
          </table:table-cell>
          <table:covered-table-cell/>
          <table:covered-table-cell/>
        </table:table-row>
        <table:table-row>
          <table:table-cell table:style-name="Table9.A2" office:value-type="string">
            <text:p text:style-name="P11">නියෝගය නිකුත් කල දිනය</text:p>
            <text:p text:style-name="P11">Issued Date</text:p>
          </table:table-cell>
          <table:table-cell table:style-name="Table9.A2" office:value-type="string">
            <text:p text:style-name="P11">&lt;Automatically print&gt;</text:p>
          </table:table-cell>
          <table:table-cell table:style-name="Table9.A2" office:value-type="string">
            <text:p text:style-name="P11">නියෝග අංකය</text:p>
            <text:p text:style-name="P11">Serial number</text:p>
          </table:table-cell>
          <table:table-cell table:style-name="Table9.D2" office:value-type="string">
            <text:p text:style-name="P11">&lt;Automatically print&gt;</text:p>
          </table:table-cell>
        </table:table-row>
      </table:table>
      <text:p text:style-name="P1"/>
      <text:p text:style-name="P1"/>
      <text:p text:style-name="P1"/>
      <text:p text:style-name="P1">මුද්දර ගාස්තු (එක පිටපතක් සඳහා රු. 25/- වටිනා මුද්දර අලවන්න)</text:p>
      <text:p text:style-name="P1"/>
      <text:p text:style-name="P1"/>
      <text:p text:style-name="P1"/>
      <text:p text:style-name="P1"/>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3">දිනය</text:p>
            <text:p text:style-name="P3">Date</text:p>
          </table:table-cell>
          <table:table-cell table:style-name="Table10.A1" office:value-type="string">
            <text:p text:style-name="P13"/>
          </table:table-cell>
          <table:table-cell table:style-name="Table10.A1" office:value-type="string">
            <text:p text:style-name="P3">අයදුම්කරුගේ අත්සන</text:p>
            <text:p text:style-name="P3">Signature of Applicant</text:p>
          </table:table-cell>
          <table:table-cell table:style-name="Table10.D1" office:value-type="string">
            <text:p text:style-name="P1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hashitaComplex" svg:font-family="BhashitaComplex"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ankha Perera</meta:initial-creator>
    <meta:creation-date>2010-07-22T13:28:33</meta:creation-date>
    <dc:date>2010-09-27T18:04:31</dc:date>
    <dc:creator>Asankha Perera</dc:creator>
    <meta:editing-duration>PT03H37M59S</meta:editing-duration>
    <meta:editing-cycles>41</meta:editing-cycles>
    <meta:generator>OpenOffice.org/3.2$Unix OpenOffice.org_project/320m12$Build-9483</meta:generator>
    <meta:document-statistic meta:table-count="9" meta:image-count="0" meta:object-count="0" meta:page-count="3" meta:paragraph-count="104" meta:word-count="641" meta:character-count="4151"/>
  </office:meta>
</office:document-meta>
</file>